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d114" officeooo:paragraph-rsid="0019d114"/>
    </style:style>
    <style:style style:name="P2" style:family="paragraph" style:parent-style-name="Standard">
      <style:text-properties fo:font-size="14pt" fo:font-weight="bold" officeooo:rsid="0019d114" officeooo:paragraph-rsid="0019d11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9d114" officeooo:paragraph-rsid="0019d114" style:font-size-asian="14pt" style:font-weight-asian="bold" style:font-size-complex="14pt" style:font-weight-complex="bold"/>
    </style:style>
    <style:style style:name="P4" style:family="paragraph" style:parent-style-name="Standard">
      <style:text-properties fo:font-size="14pt" fo:font-style="normal" fo:font-weight="bold" officeooo:rsid="001bfb94" officeooo:paragraph-rsid="001bfb94"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style="normal" fo:font-weight="bold" officeooo:rsid="001c969e" officeooo:paragraph-rsid="001c969e" style:font-size-asian="14pt" style:font-style-asian="normal" style:font-weight-asian="bold" style:font-size-complex="14pt" style:font-style-complex="normal" style:font-weight-complex="bold"/>
    </style:style>
    <style:style style:name="P6" style:family="paragraph" style:parent-style-name="Standard">
      <style:text-properties fo:font-size="14pt" fo:font-style="normal" fo:font-weight="bold" officeooo:rsid="001e3f69" officeooo:paragraph-rsid="001e3f69" style:font-size-asian="14pt" style:font-style-asian="normal" style:font-weight-asian="bold" style:font-size-complex="14pt" style:font-style-complex="normal" style:font-weight-complex="bold"/>
    </style:style>
    <style:style style:name="P7" style:family="paragraph" style:parent-style-name="Standard">
      <style:text-properties fo:font-style="normal" officeooo:rsid="001a377a" officeooo:paragraph-rsid="001a377a" style:font-style-asian="normal" style:font-style-complex="normal"/>
    </style:style>
    <style:style style:name="P8" style:family="paragraph" style:parent-style-name="Standard">
      <style:text-properties fo:font-style="normal" officeooo:rsid="001bfb94" officeooo:paragraph-rsid="001bfb94" style:font-style-asian="normal" style:font-style-complex="normal"/>
    </style:style>
    <style:style style:name="P9" style:family="paragraph" style:parent-style-name="Standard">
      <style:text-properties fo:font-style="normal" officeooo:rsid="001c969e" officeooo:paragraph-rsid="001c969e" style:font-style-asian="normal" style:font-style-complex="normal"/>
    </style:style>
    <style:style style:name="P10" style:family="paragraph" style:parent-style-name="Standard">
      <style:text-properties fo:font-style="normal" officeooo:rsid="001e3f69" officeooo:paragraph-rsid="001e3f69" style:font-style-asian="normal" style:font-style-complex="normal"/>
    </style:style>
    <style:style style:name="P11" style:family="paragraph" style:parent-style-name="Standard">
      <style:text-properties fo:font-style="normal" fo:font-weight="bold" officeooo:rsid="001bfb94" officeooo:paragraph-rsid="001bfb94" style:font-style-asian="normal" style:font-weight-asian="bold" style:font-style-complex="normal" style:font-weight-complex="bold"/>
    </style:style>
    <style:style style:name="P12" style:family="paragraph" style:parent-style-name="Standard">
      <style:text-properties fo:font-style="normal" fo:font-weight="bold" officeooo:rsid="001c969e" officeooo:paragraph-rsid="001c969e" style:font-style-asian="normal" style:font-weight-asian="bold" style:font-style-complex="normal" style:font-weight-complex="bold"/>
    </style:style>
    <style:style style:name="P13" style:family="paragraph" style:parent-style-name="Standard">
      <style:text-properties fo:color="#0000ff" fo:font-style="italic" style:text-underline-style="solid" style:text-underline-width="auto" style:text-underline-color="font-color" officeooo:rsid="001e3f69" officeooo:paragraph-rsid="001e3f69" style:font-style-asian="italic" style:font-style-complex="italic"/>
    </style:style>
    <style:style style:name="P14" style:family="paragraph" style:parent-style-name="Standard" style:list-style-name="L1">
      <style:text-properties officeooo:rsid="0019d114" officeooo:paragraph-rsid="0019d114"/>
    </style:style>
    <style:style style:name="P15" style:family="paragraph" style:parent-style-name="Standard">
      <style:text-properties fo:font-style="normal" fo:font-weight="bold" officeooo:rsid="001bfb94" officeooo:paragraph-rsid="001bfb94" style:font-style-asian="normal" style:font-weight-asian="bold" style:font-style-complex="normal" style:font-weight-complex="bold"/>
    </style:style>
    <style:style style:name="P16" style:family="paragraph" style:parent-style-name="Standard">
      <style:text-properties fo:font-style="normal" fo:font-weight="bold" officeooo:rsid="001c969e" officeooo:paragraph-rsid="001c969e" style:font-style-asian="normal" style:font-weight-asian="bold" style:font-style-complex="normal" style:font-weight-complex="bold"/>
    </style:style>
    <style:style style:name="P17" style:family="paragraph" style:parent-style-name="Standard" style:list-style-name="L2">
      <style:text-properties fo:font-style="normal" officeooo:rsid="001c969e" officeooo:paragraph-rsid="001c969e" style:font-style-asian="normal" style:font-style-complex="normal"/>
    </style:style>
    <style:style style:name="P18" style:family="paragraph" style:parent-style-name="Standard" style:list-style-name="L3">
      <style:text-properties fo:font-style="normal" officeooo:rsid="001c969e" officeooo:paragraph-rsid="001c969e" style:font-style-asian="normal" style:font-style-complex="normal"/>
    </style:style>
    <style:style style:name="P19" style:family="paragraph" style:parent-style-name="Standard" style:list-style-name="L4">
      <style:text-properties fo:font-style="normal" officeooo:rsid="001c969e" officeooo:paragraph-rsid="001c969e" style:font-style-asian="normal" style:font-style-complex="normal"/>
    </style:style>
    <style:style style:name="P20" style:family="paragraph" style:parent-style-name="Standard" style:list-style-name="L5">
      <style:text-properties fo:font-style="normal" officeooo:rsid="001c969e" officeooo:paragraph-rsid="001c969e" style:font-style-asian="normal" style:font-style-complex="normal"/>
    </style:style>
    <style:style style:name="P21" style:family="paragraph" style:parent-style-name="Standard" style:list-style-name="L6">
      <style:text-properties fo:font-style="normal" officeooo:rsid="001c969e" officeooo:paragraph-rsid="001c969e" style:font-style-asian="normal" style:font-style-complex="normal"/>
    </style:style>
    <style:style style:name="P22" style:family="paragraph" style:parent-style-name="Standard" style:list-style-name="L7">
      <style:text-properties fo:font-style="normal" officeooo:rsid="001c969e" officeooo:paragraph-rsid="001c969e" style:font-style-asian="normal" style:font-style-complex="normal"/>
    </style:style>
    <style:style style:name="P23" style:family="paragraph" style:parent-style-name="Standard">
      <style:text-properties fo:font-style="normal" officeooo:rsid="001e3f69" officeooo:paragraph-rsid="001e3f69"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1bfb94" officeooo:paragraph-rsid="001bfb94" style:font-style-asian="normal" style:font-style-complex="normal"/>
    </style:style>
    <style:style style:name="P25" style:family="paragraph" style:parent-style-name="Standard">
      <style:text-properties fo:font-size="14pt" style:text-underline-style="solid" style:text-underline-width="auto" style:text-underline-color="font-color" fo:font-weight="bold" officeooo:rsid="0019d114" officeooo:paragraph-rsid="0019d114" style:font-size-asian="14pt" style:font-weight-asian="bold" style:font-size-complex="14pt" style:font-weight-complex="bold"/>
    </style:style>
    <style:style style:name="P26" style:family="paragraph" style:parent-style-name="Standard">
      <style:text-properties fo:font-size="14pt" fo:font-style="normal" style:text-underline-style="solid" style:text-underline-width="auto" style:text-underline-color="font-color" fo:font-weight="bold" officeooo:rsid="001a377a" officeooo:paragraph-rsid="001a377a"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style:text-underline-style="solid" style:text-underline-width="auto" style:text-underline-color="font-color" fo:font-weight="bold" officeooo:rsid="001bfb94" officeooo:paragraph-rsid="001bfb94"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style:text-underline-style="solid" style:text-underline-width="auto" style:text-underline-color="font-color" fo:font-weight="bold" officeooo:rsid="001c969e" officeooo:paragraph-rsid="001c969e"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style:text-underline-style="solid" style:text-underline-width="auto" style:text-underline-color="font-color" fo:font-weight="bold" officeooo:rsid="001e3f69" officeooo:paragraph-rsid="001e3f69" style:font-size-asian="14pt" style:font-style-asian="normal" style:font-weight-asian="bold" style:font-size-complex="14pt" style:font-style-complex="normal" style:font-weight-complex="bold"/>
    </style:style>
    <style:style style:name="P30" style:family="paragraph" style:parent-style-name="Standard">
      <style:text-properties fo:font-size="12pt" fo:font-style="normal" fo:font-weight="bold" officeooo:rsid="001bfb94" officeooo:paragraph-rsid="001bfb94"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1bfb94"/>
    </style:style>
    <style:style style:name="T6" style:family="text">
      <style:text-properties style:text-underline-style="solid" style:text-underline-width="auto" style:text-underline-color="font-color"/>
    </style:style>
    <style:style style:name="T7" style:family="text">
      <style:text-properties fo:color="#0000ff" fo:font-style="italic" style:text-underline-style="solid" style:text-underline-width="auto" style:text-underline-color="font-color" style:font-style-asian="italic" style:font-style-complex="italic"/>
    </style:style>
    <style:style style:name="T8" style:family="text">
      <style:text-properties officeooo:rsid="001f86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cy Kerubo Bosire </text:p>
      <text:p text:style-name="P3"/>
      <text:p text:style-name="P25">Personal Information </text:p>
      <text:p text:style-name="P1"><text:span text:style-name="T1">Date of Birth: </text:span>February 22<text:span text:style-name="T2">nd</text:span> <text:s/>1995. </text:p>
      <text:p text:style-name="P1"><text:span text:style-name="T1">Gender:</text:span> Female. </text:p>
      <text:p text:style-name="P1"><text:span text:style-name="T1">Nationality: </text:span>Kenyan. </text:p>
      <text:p text:style-name="P1"><text:span text:style-name="T1">Address: </text:span>14930-00800. </text:p>
      <text:p text:style-name="P1"><text:span text:style-name="T1">Mobile: </text:span>+254 708 219 649. </text:p>
      <text:p text:style-name="P1"><text:span text:style-name="T1">E-mail: </text:span><text:a xlink:type="simple" xlink:href="mailto:lucykerubo763@gmail.com">lucykerubo763@gmail.com</text:a></text:p>
      <text:p text:style-name="P1"/>
      <text:p text:style-name="P25">Summary </text:p>
      <text:list xml:id="list766177018438719822" text:style-name="L1">
        <text:list-item>
          <text:p text:style-name="P14">knowledge in web design and web development </text:p>
        </text:list-item>
        <text:list-item>
          <text:p text:style-name="P14">Specializing in web standards , utilizing semantic markup for structure and CSS for presentation. </text:p>
        </text:list-item>
        <text:list-item>
          <text:p text:style-name="P14">Reliable, motivated, hard working, and attentive to details. </text:p>
        </text:list-item>
        <text:list-item>
          <text:p text:style-name="P14">Adaptive to new applications and technologies. </text:p>
        </text:list-item>
        <text:list-item>
          <text:p text:style-name="P14">Excellent communicator, both written and oral. </text:p>
        </text:list-item>
        <text:list-item>
          <text:p text:style-name="P14">Team Player</text:p>
        </text:list-item>
      </text:list>
      <text:p text:style-name="P2"/>
      <text:p text:style-name="P25">Education </text:p>
      <text:p text:style-name="P25"/>
      <text:p text:style-name="P1"><text:span text:style-name="T1">January 2010- November 2012</text:span>: Ngara Girls High School </text:p>
      <text:p text:style-name="P1"><text:s text:c="54"/>Mathematics,English,Kiswahili,Chemistry,Biology </text:p>
      <text:p text:style-name="P1"><text:s text:c="54"/>History,Religion and Business Studies </text:p>
      <text:p text:style-name="P1"><text:s text:c="59"/><text:span text:style-name="T3"><text:s/>Achieved Grade B- </text:span></text:p>
      <text:p text:style-name="P1"><text:s text:c="53"/>Clubs and Societies: <text:span text:style-name="T3">Debate Club,Badminton, </text:span></text:p>
      <text:p text:style-name="P1"><text:span text:style-name="T3"><text:s text:c="77"/>Volleybal</text:span>l </text:p>
      <text:p text:style-name="P1"><text:span text:style-name="T1">January 2003-November 2007: </text:span>Highridge primary School </text:p>
      <text:p text:style-name="P1"><text:s text:c="53"/>Clubs and <text:span text:style-name="T5">Societies</text:span>:<text:span text:style-name="T3">Scouting,Debate &amp;Mjadala.</text:span></text:p>
      <text:p text:style-name="P1"/>
      <text:p text:style-name="P1"/>
      <text:p text:style-name="P26">Awards </text:p>
      <text:p text:style-name="P26"/>
      <text:p text:style-name="P7"><text:span text:style-name="T1">June 2013:</text:span>Certificate of Participation </text:p>
      <text:p text:style-name="P7"><text:s text:c="22"/>(Start with a vision and get a job)</text:p>
      <text:p text:style-name="P7"/>
      <text:p text:style-name="P7"><text:span text:style-name="T1">August 2013:</text:span>Certificate of Entrepreneurship.</text:p>
      <text:p text:style-name="P7"/>
      <text:p text:style-name="P27">Experience </text:p>
      <text:p text:style-name="P4"/>
      <text:p text:style-name="P8">Volunteer </text:p>
      <text:p text:style-name="P8"/>
      <text:p text:style-name="P11">April 2014 :</text:p>
      <text:p text:style-name="P8"/>
      <text:p text:style-name="P8"><text:soft-page-break/>Akirachix Association </text:p>
      <text:p text:style-name="P8">Offered Assistance in the financial department in book keeping, handling of petty cash, reconciling accounts. </text:p>
      <text:p text:style-name="P8"/>
      <text:p text:style-name="P30">Skills </text:p>
      <text:p text:style-name="P8">The need to be acurate and systematic. </text:p>
      <text:p text:style-name="P8">The value of keeping records and being keen especially when dealing with numbers </text:p>
      <text:p text:style-name="P8"/>
      <text:p text:style-name="P11">April 2010 – Present: </text:p>
      <text:p text:style-name="P11"/>
      <text:p text:style-name="P8">COYREP ( Consolata Youth Rehabilitation Group) at Deepsea Educational Project) </text:p>
      <text:p text:style-name="P8">Offering Tuition Services to Children from the Slum in order to keep them from other undesirable social activities , during the time which they are in school holiday. </text:p>
      <text:p text:style-name="P8">The children are usually engaged in activities such as straight talk, which is a program meant to create awareness on issues affecting them especially during the puberty stage, talent search through art, music, dance and games such as football. </text:p>
      <text:p text:style-name="P8">Walking from house to house together with the Social Worker to find out about the condition of the aged, the number of needy children in the area which includes orphans, sick children as well as making a follow up of abused children. </text:p>
      <text:p text:style-name="P8">Handling defilement cases which are so rampant in the area as well as encouraging children and women to come and speak out in case of rape and/defilement. </text:p>
      <text:p text:style-name="P8">Engaging the community in cleaning the environment at least twice when the children are on holidays so as to promote unity. </text:p>
      <text:p text:style-name="P8">Offering study tips to candidates both the Primary and the High school . </text:p>
      <text:p text:style-name="P8"/>
      <text:p text:style-name="P11">January 2013-September 2013:</text:p>
      <text:p text:style-name="P11"/>
      <text:p text:style-name="P8">Afrikasi Nursery School </text:p>
      <text:p text:style-name="P8">ECDE Teacher, Peer counselor , Assistant Social Worker </text:p>
      <text:p text:style-name="P8">Worked as a full time teacher in volunteer ship . Working with children as ateacher made me more responsible and patient.</text:p>
      <text:p text:style-name="P8"><text:s/>While working with young adults(teenagers) you learn how to look at things in their own perspective so as to understand them and this will help you in assisting them. </text:p>
      <text:p text:style-name="P8">In doing social work I learned how to co-exist with people and their different personality, I appreciated the value of treating people as individuals and not always as a group.</text:p>
      <text:p text:style-name="P24"/>
      <text:p text:style-name="P28">Technical Skills </text:p>
      <text:p text:style-name="P5"/>
      <text:p text:style-name="P9">Each list in order of proficiency, from most to least proficient. </text:p>
      <text:p text:style-name="P9"/>
      <text:p text:style-name="P12">Programing Languages </text:p>
      <text:list xml:id="list6296555999025732307" text:style-name="L2">
        <text:list-item>
          <text:p text:style-name="P17">HTML </text:p>
        </text:list-item>
        <text:list-item>
          <text:p text:style-name="P17">CSS </text:p>
        </text:list-item>
        <text:list-item>
          <text:p text:style-name="P17">PHP </text:p>
        </text:list-item>
        <text:list-item>
          <text:p text:style-name="P17">JavaScript </text:p>
          <text:p text:style-name="P17"/>
        </text:list-item>
      </text:list>
      <text:p text:style-name="P12"><text:soft-page-break/>Desktop Operating System </text:p>
      <text:list xml:id="list4656499572212230991" text:style-name="L3">
        <text:list-item>
          <text:p text:style-name="P18"><text:span text:style-name="T8">­</text:span>Windows 98/2000/7/8 </text:p>
        </text:list-item>
        <text:list-item>
          <text:p text:style-name="P18">Linux </text:p>
          <text:p text:style-name="P18"/>
        </text:list-item>
      </text:list>
      <text:p text:style-name="P12">Programing Editors/IDEs </text:p>
      <text:list xml:id="list8336811129937604676" text:style-name="L4">
        <text:list-item>
          <text:p text:style-name="P19">Sublime Text </text:p>
        </text:list-item>
        <text:list-item>
          <text:p text:style-name="P19">Notepad </text:p>
        </text:list-item>
        <text:list-item>
          <text:p text:style-name="P19">Notepad++ </text:p>
        </text:list-item>
        <text:list-item>
          <text:p text:style-name="P19">Blue Fish </text:p>
        </text:list-item>
        <text:list-item>
          <text:p text:style-name="P19">Nano </text:p>
          <text:p text:style-name="P19"/>
        </text:list-item>
      </text:list>
      <text:p text:style-name="P12">Adobe Creative Suites </text:p>
      <text:list xml:id="list1140331203860590662" text:style-name="L5">
        <text:list-item>
          <text:p text:style-name="P20">DreamWeaver </text:p>
        </text:list-item>
        <text:list-item>
          <text:p text:style-name="P20">InDesign </text:p>
        </text:list-item>
        <text:list-item>
          <text:p text:style-name="P20">Illustrator </text:p>
        </text:list-item>
        <text:list-item>
          <text:p text:style-name="P20">Photoshop </text:p>
        </text:list-item>
      </text:list>
      <text:p text:style-name="P9"/>
      <text:p text:style-name="P12">Source code control </text:p>
      <text:list xml:id="list7767612875676638470" text:style-name="L6">
        <text:list-item>
          <text:p text:style-name="P21">Git</text:p>
        </text:list-item>
      </text:list>
      <text:p text:style-name="P5"/>
      <text:p text:style-name="P28">Interests and Hobbies </text:p>
      <text:list xml:id="list6147460840084725725" text:style-name="L7">
        <text:list-item>
          <text:p text:style-name="P22">Writting</text:p>
        </text:list-item>
        <text:list-item>
          <text:p text:style-name="P22">Drawing</text:p>
        </text:list-item>
        <text:list-item>
          <text:p text:style-name="P22">Reading</text:p>
          <text:p text:style-name="P22"/>
        </text:list-item>
      </text:list>
      <text:p text:style-name="P29">Reference <text:s text:c="2"/></text:p>
      <text:p text:style-name="P6"><text:s text:c="74"/></text:p>
      <text:p text:style-name="P10">Linda Kamau <text:s text:c="76"/>Andrew Habel Odongo,</text:p>
      <text:p text:style-name="P10">Senior Software Engineer <text:s text:c="57"/>Project Coordinator,</text:p>
      <text:p text:style-name="P10">Ushahidi Kenya, <text:s text:c="71"/>DeepSea Educational Project,</text:p>
      <text:p text:style-name="P10">No: +254 723 674 180, <text:s text:c="61"/>No: +254 726 540 217,</text:p>
      <text:p text:style-name="P10"><text:a xlink:type="simple" xlink:href="mailto:Email.lkamau@akirachix.com">Email.lkamau@akirachix.com</text:a> <text:s text:c="48"/><text:span text:style-name="T7"><text:s/>Email:habelodongo@gmail.com</text:span></text:p>
      <text:p text:style-name="P13"/>
      <text:p text:style-name="P10"/>
      <text:p text:style-name="P10">The Principal, </text:p>
      <text:p text:style-name="P10">Ngara Girls' High School, </text:p>
      <text:p text:style-name="P10">P.O BOX 31624 -00600, </text:p>
      <text:p text:style-name="P10">Nairobi, Kenya. </text:p>
      <text:p text:style-name="P10">TEL: 020 – 3598204 </text:p>
      <text:p text:style-name="P10">MOB: 0723 300 505 </text:p>
      <text:p text:style-name="P10">0733 243 923 </text:p>
      <text:p text:style-name="P10">E-mail:<text:span text:style-name="T4"> ngarasecondary@gmail.com </text:span></text:p>
      <text:p text:style-name="P10"><text:s text:c="16"/><text:a xlink:type="simple" xlink:href="mailto:info@ngaragirls.org">info@ngaragirls.org</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3:35:54.898912981</meta:creation-date>
    <meta:generator>LibreOffice/4.2.4.2$Linux_X86_64 LibreOffice_project/420m0$Build-2</meta:generator>
    <dc:date>2014-11-14T14:25:38.444374083</dc:date>
    <meta:editing-duration>PT25M56S</meta:editing-duration>
    <meta:editing-cycles>8</meta:editing-cycles>
    <meta:document-statistic meta:table-count="0" meta:image-count="0" meta:object-count="0" meta:page-count="3" meta:paragraph-count="97" meta:word-count="572" meta:character-count="4515" meta:non-whitespace-character-count="3209"/>
  </office:meta>
</office:document-meta>
</file>